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7cm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Line_20_with_20_Fine_20_Dots" svg:stroke-width="0.051cm" draw:marker-start-width="0.276cm" draw:marker-end="Rounded_20_short_20_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Line_20_with_20_Fine_20_Dots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draw:marker-start-width="0.276cm" draw:marker-end="Rounded_20_short_20_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1cm" draw:marker-start="Rounded_20_short_20_Arrow" draw:marker-start-width="0.3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Ultrafine_20_Dashed" svg:stroke-width="0.051cm" draw:marker-start="Arrow" draw:marker-start-width="0.3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Line_20_with_20_Fine_20_Dots" svg:stroke-width="0.051cm" draw:marker-start="" draw:marker-start-width="0.276cm" draw:marker-end="Rounded_20_short_20_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Line_20_with_20_Fine_20_Dots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fo:font-style="italic" style:font-size-asian="18pt" style:font-style-asian="italic" style:font-size-complex="18pt" style:font-style-complex="italic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401cm" svg:height="1.823cm" svg:x="10.636cm" svg:y="8.54cm">
          <text:p text:style-name="P1"><text:span text:style-name="T1">Grammar</text:span></text:p>
          <text:p text:style-name="P1"><text:span text:style-name="T1">Grammar</text:span></text:p>
        </draw:rect>
        <draw:rect draw:style-name="gr1" draw:text-style-name="P2" draw:layer="layout" svg:width="3.4cm" svg:height="1.823cm" svg:x="10.637cm" svg:y="4.16cm">
          <text:p text:style-name="P1"><text:span text:style-name="T1">Grammar</text:span></text:p>
          <text:p text:style-name="P1"><text:span text:style-name="T1">Schema</text:span></text:p>
        </draw:rect>
        <draw:rect draw:style-name="gr1" draw:text-style-name="P2" draw:layer="layout" svg:width="3.401cm" svg:height="1.823cm" svg:x="4.212cm" svg:y="8.458cm">
          <text:p text:style-name="P1"><text:span text:style-name="T1">Schema</text:span></text:p>
          <text:p text:style-name="P1"><text:span text:style-name="T1">Grammar</text:span></text:p>
        </draw:rect>
        <draw:rect draw:style-name="gr1" draw:text-style-name="P2" xml:id="id1" draw:id="id1" draw:layer="layout" svg:width="3.4cm" svg:height="1.823cm" svg:x="4.087cm" svg:y="4.113cm">
          <text:p text:style-name="P1"><text:span text:style-name="T1">Schema</text:span></text:p>
          <text:p text:style-name="P1"><text:span text:style-name="T1">Schema</text:span></text:p>
        </draw:rect>
        <draw:line draw:style-name="gr2" draw:text-style-name="P2" draw:layer="layout" svg:x1="7.687cm" svg:y1="9.093cm" svg:x2="11.297cm" svg:y2="5.918cm">
          <text:p text:style-name="P1"><text:span text:style-name="T1"/></text:p>
          <text:p text:style-name="P1"><text:span text:style-name="T1">Formats</text:span></text:p>
        </draw:line>
        <draw:connector draw:style-name="gr3" draw:text-style-name="P2" draw:layer="layout" draw:type="curve" svg:x1="4.087cm" svg:y1="5.024cm" svg:x2="5.787cm" svg:y2="4.113cm" draw:start-shape="id1" draw:start-glue-point="3" draw:end-shape="id1" draw:end-glue-point="0" svg:d="m4087 5024c-789 0-657-719-36-1144s1736-556 1736 233">
          <text:p text:style-name="P1"><text:span text:style-name="T1">Describe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line draw:style-name="gr4" draw:text-style-name="P2" draw:layer="layout" svg:x1="12.367cm" svg:y1="6.006cm" svg:x2="12.367cm" svg:y2="8.558cm">
          <text:p text:style-name="P1"><text:span text:style-name="T1">Describes</text:span></text:p>
          <text:p text:style-name="P1"><text:span text:style-name="T1"/></text:p>
        </draw:line>
        <draw:line draw:style-name="gr5" draw:text-style-name="P2" draw:layer="layout" svg:x1="7.487cm" svg:y1="5.048cm" svg:x2="10.662cm" svg:y2="5.048cm">
          <text:p text:style-name="P1"><text:span text:style-name="T1">Describes</text:span></text:p>
          <text:p text:style-name="P1"><text:span text:style-name="T1"/></text:p>
        </draw:line>
        <draw:line draw:style-name="gr6" draw:text-style-name="P2" draw:layer="layout" svg:x1="5.687cm" svg:y1="8.458cm" svg:x2="5.687cm" svg:y2="5.918cm">
          <text:p text:style-name="P1"><text:span text:style-name="T1"/></text:p>
          <text:p text:style-name="P1"><text:span text:style-name="T1">Formats</text:span></text:p>
        </draw:line>
        <draw:line draw:style-name="gr7" draw:text-style-name="P2" draw:layer="layout" svg:x1="7.487cm" svg:y1="9.493cm" svg:x2="10.662cm" svg:y2="9.493cm">
          <text:p text:style-name="P1"><text:span text:style-name="T1"/></text:p>
          <text:p text:style-name="P1"><text:span text:style-name="T1">Formats</text:span></text:p>
        </draw:line>
        <draw:line draw:style-name="gr8" draw:text-style-name="P2" draw:layer="layout" svg:x1="6.952cm" svg:y1="8.558cm" svg:x2="10.662cm" svg:y2="5.306cm">
          <text:p text:style-name="P1"><text:span text:style-name="T1">Describes</text:span></text:p>
          <text:p text:style-name="P1"><text:span text:style-name="T1"/></text:p>
        </draw:line>
        <draw:connector draw:style-name="gr2" draw:text-style-name="P2" draw:layer="layout" draw:type="curve" svg:x1="14.037cm" svg:y1="9.451cm" svg:x2="12.336cm" svg:y2="10.363cm" draw:start-shape="id2" draw:start-glue-point="1" draw:end-shape="id2" draw:end-glue-point="2" svg:d="m14037 9451c789 0 657 719 35 1145s-1736 556-1736-233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Formats</text:span></text:p>
        </draw:connector>
      </draw:page>
      <draw:page draw:name="page2" draw:style-name="dp1" draw:master-page-name="Default">
        <draw:rect draw:style-name="gr1" draw:text-style-name="P2" xml:id="id3" draw:id="id3" draw:layer="layout" svg:width="3.401cm" svg:height="1.823cm" svg:x="4.36cm" svg:y="14.371cm">
          <text:p text:style-name="P1"><text:span text:style-name="T2">X</text:span></text:p>
          <text:p text:style-name="P1"><text:span text:style-name="T1">Grammar</text:span></text:p>
        </draw:rect>
        <draw:rect draw:style-name="gr1" draw:text-style-name="P3" draw:layer="layout" svg:width="2.505cm" svg:height="2.54cm" svg:x="13.101cm" svg:y="18.146cm">
          <text:p text:style-name="P1"><text:span text:style-name="T2">y</text:span></text:p>
          <text:p text:style-name="P1"><text:span text:style-name="T2">X</text:span></text:p>
          <text:p text:style-name="P1"><text:span text:style-name="T2">(objects)</text:span></text:p>
        </draw:rect>
        <draw:ellipse draw:style-name="gr9" draw:text-style-name="P1" xml:id="id4" draw:id="id4" draw:layer="layout" svg:width="2.54cm" svg:height="1.27cm" svg:x="8.621cm" svg:y="17.946cm">
          <text:p text:style-name="P1">Parse</text:p>
        </draw:ellipse>
        <draw:custom-shape draw:style-name="gr10" draw:text-style-name="P4" draw:layer="layout" svg:width="3.175cm" svg:height="3.175cm" svg:x="2.341cm" svg:y="17.911cm">
          <text:p text:style-name="P1"><text:span text:style-name="T3">y.X</text:span></text:p>
          <text:p text:style-name="P1"><text:span text:style-name="T3">(file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2" draw:layer="layout" svg:width="3.4cm" svg:height="1.823cm" svg:x="10.601cm" svg:y="14.371cm">
          <text:p text:style-name="P1"><text:span text:style-name="T2">X</text:span></text:p>
          <text:p text:style-name="P1"><text:span text:style-name="T1">Schema</text:span></text:p>
        </draw:rect>
        <draw:line draw:style-name="gr11" draw:text-style-name="P2" draw:layer="layout" svg:x1="12.431cm" svg:y1="16.241cm" svg:x2="14.336cm" svg:y2="18.146cm">
          <text:p text:style-name="P1"><text:span text:style-name="T1"/></text:p>
          <text:p text:style-name="P1"><text:span text:style-name="T1">Describes <text:s text:c="2"/></text:span></text:p>
        </draw:line>
        <draw:line draw:style-name="gr12" draw:text-style-name="P2" draw:layer="layout" svg:x1="5.446cm" svg:y1="18.581cm" svg:x2="8.621cm" svg:y2="18.581cm">
          <text:p/>
        </draw:line>
        <draw:ellipse draw:style-name="gr9" draw:text-style-name="P1" xml:id="id5" draw:id="id5" draw:layer="layout" svg:width="2.54cm" svg:height="1.27cm" svg:x="8.621cm" svg:y="19.816cm">
          <text:p text:style-name="P1">Unparse</text:p>
        </draw:ellipse>
        <draw:line draw:style-name="gr12" draw:text-style-name="P2" draw:layer="layout" svg:x1="8.621cm" svg:y1="20.451cm" svg:x2="5.446cm" svg:y2="20.451cm">
          <text:p/>
        </draw:line>
        <draw:line draw:style-name="gr12" draw:text-style-name="P2" draw:layer="layout" svg:x1="13.066cm" svg:y1="20.451cm" svg:x2="11.161cm" svg:y2="20.451cm">
          <text:p/>
        </draw:line>
        <draw:line draw:style-name="gr12" draw:text-style-name="P2" draw:layer="layout" svg:x1="11.161cm" svg:y1="18.581cm" svg:x2="13.076cm" svg:y2="18.581cm">
          <text:p/>
        </draw:line>
        <draw:connector draw:style-name="gr13" draw:text-style-name="P1" draw:layer="layout" draw:type="curve" svg:x1="6.06cm" svg:y1="16.194cm" svg:x2="9.891cm" svg:y2="17.946cm" draw:start-shape="id3" draw:start-glue-point="2" draw:end-shape="id4" svg:d="m6060 16194c0 1333 3831 458 3831 1752">
          <text:p/>
        </draw:connector>
        <draw:connector draw:style-name="gr13" draw:text-style-name="P1" draw:layer="layout" draw:type="curve" svg:x1="6.06cm" svg:y1="16.194cm" svg:x2="9.891cm" svg:y2="19.816cm" draw:start-shape="id3" draw:start-glue-point="2" draw:end-shape="id5" svg:d="m6060 16194c0 2736 3831 925 3831 3622">
          <text:p/>
        </draw:connector>
        <draw:line draw:style-name="gr2" draw:text-style-name="P2" draw:layer="layout" svg:x1="7.761cm" svg:y1="15.259cm" svg:x2="10.526cm" svg:y2="15.259cm">
          <text:p text:style-name="P1"><text:span text:style-name="T1"/></text:p>
          <text:p text:style-name="P1"><text:span text:style-name="T1">Format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illiam Cook</meta:initial-creator>
    <meta:creation-date>2011-04-20T18:48:58</meta:creation-date>
    <dc:date>2011-10-29T09:30:19</dc:date>
    <dc:creator>William Cook</dc:creator>
    <meta:editing-duration>PT18H41M46S</meta:editing-duration>
    <meta:editing-cycles>10</meta:editing-cycles>
    <meta:generator>OpenOffice.org/3.3$Unix OpenOffice.org_project/330m20$Build-9567</meta:generator>
    <meta:document-statistic meta:object-count="26"/>
  </office:meta>
</office:document-meta>
</file>